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874in"/>
        </style:tab-stops>
      </style:paragraph-properties>
    </style:style>
    <style:style style:name="P2" style:family="paragraph" style:parent-style-name="Standard">
      <style:text-properties officeooo:paragraph-rsid="00149572"/>
    </style:style>
    <style:style style:name="P3" style:family="paragraph" style:parent-style-name="Standard">
      <style:text-properties officeooo:paragraph-rsid="0014bab9"/>
    </style:style>
    <style:style style:name="P4" style:family="paragraph" style:parent-style-name="Standard">
      <style:text-properties officeooo:rsid="0014bab9" officeooo:paragraph-rsid="0014bab9"/>
    </style:style>
    <style:style style:name="P5" style:family="paragraph" style:parent-style-name="Standard">
      <style:text-properties officeooo:paragraph-rsid="001b29bc"/>
    </style:style>
    <style:style style:name="P6" style:family="paragraph" style:parent-style-name="Standard">
      <style:text-properties officeooo:paragraph-rsid="001c58d7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26pt" style:font-size-asian="26pt" style:font-size-complex="26pt"/>
    </style:style>
    <style:style style:name="T1" style:family="text">
      <style:text-properties officeooo:rsid="0027e6b1"/>
    </style:style>
    <style:style style:name="T2" style:family="text">
      <style:text-properties officeooo:rsid="0028b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trag an den <text:s/></text:p>
      <text:p text:style-name="P1"/>
      <text:p text:style-name="P1"><text:tab/>Verein zur Förderung von Klimagerechtigkeit e.V. („Verein“)</text:p>
      <text:p text:style-name="P1"><text:tab/>Walter-Hesselbach-Str. 41 <text:line-break/><text:tab/>60389 Frankfurt</text:p>
      <text:p text:style-name="Standard">von <text:s/></text:p>
      <text:p text:style-name="Standard"/>
      <text:p text:style-name="P1"><text:tab/><text:span text:style-name="T1">________________________ </text:span><text:s/>(„Antragsteller/In“)</text:p>
      <text:p text:style-name="P1"><text:tab/><text:span text:style-name="T1">________________________</text:span></text:p>
      <text:p text:style-name="P1"><text:tab/><text:span text:style-name="T1">________________________</text:span></text:p>
      <text:p text:style-name="Standard"/>
      <text:p text:style-name="P2">Grundlage für die<text:span text:style-name="T1">se</text:span> Vereinbarung ist <text:span text:style-name="T1">mein bewilligter Antrag im Programm „Klimabonus“</text:span> <text:span text:style-name="T1">der</text:span> Stadt Frankfurt <text:span text:style-name="T1">auf Förderung einer Mini-PV-Anlage</text:span>. <text:span text:style-name="T1">Mein</text:span> Antrag und <text:span text:style-name="T1">seine</text:span> Bewilligung <text:span text:style-name="T1">durch die Stadt</text:span> sollen diesem Antrag beigelegt werden.</text:p>
      <text:p text:style-name="P6">Hiermit bestätige ich, dass ich - trotz <text:span text:style-name="T2">bestehender</text:span> Förderzusage der Stadt Frankfurt - den Eigenanteil <text:span text:style-name="T2">eines</text:span> Balkonsolarkraftwerk<text:span text:style-name="T2">s</text:span> nicht vollständig aus eigenen Mitteln finanzieren kann. Daher beantrage ich <text:span text:style-name="T2">beim</text:span> Verein einen <text:span text:style-name="T2">nicht zurückzuzahlenden </text:span>Zuschuss in Höhe von 2<text:span text:style-name="T1">0</text:span>% der anerkannten förderfähigen Kosten.</text:p>
      <text:p text:style-name="P6">Kontoinhaber: </text:p>
      <text:p text:style-name="P6">Kreditinstitut: </text:p>
      <text:p text:style-name="P6">IBAN: </text:p>
      <text:p text:style-name="P6">BIC: </text:p>
      <text:p text:style-name="P6"/>
      <text:p text:style-name="P6">Mir ist bewusst, dass der Verein keine Haftung für die Installation des Balkonkraftwerkes übernimmt <text:span text:style-name="T1">und ich eine private Haftpflichtversicherung zum Betrieb benötige.</text:span> <text:span text:style-name="T1">Es besteht</text:span> kein Rechtsanspruch auf finanzielle Förderung <text:span text:style-name="T1">durch den Verein</text:span>.</text:p>
      <text:p text:style-name="P5">Ich bin damit einverstanden, dass die zur Abwicklung der Zusatzförderung erforderlichen Daten von dem Verein gespeichert werden.</text:p>
      <text:p text:style-name="P5">Ich bin damit einverstanden, dass Fotos, die von mir freigegeben wurden, für Werbezwecke verwendet werden können <text:span text:style-name="T1">(ggf. streichen).</text:span> </text:p>
      <text:p text:style-name="P3"/>
      <text:p text:style-name="P3"/>
      <text:p text:style-name="P4">Frankfurt, _____________<text:tab/><text:tab/><text:tab/><text:tab/>_____________________________</text:p>
      <text:p text:style-name="P4"><text:tab/><text:tab/><text:tab/><text:tab/><text:tab/><text:tab/><text:tab/>Unterschrif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  <dc:title/>
    <dc:description/>
    <dc:subject/>
    <meta:initial-creator>Holger Schmid</meta:initial-creator>
    <meta:creation-date>2023-12-17T15:35:00Z</meta:creation-date>
    <dc:date>2024-02-08T15:20:12.486468073</dc:date>
    <meta:editing-cycles>24</meta:editing-cycles>
    <meta:editing-duration>PT1H42M56S</meta:editing-duration>
    <meta:document-statistic meta:table-count="0" meta:image-count="0" meta:object-count="0" meta:page-count="1" meta:paragraph-count="18" meta:word-count="166" meta:character-count="1379" meta:non-whitespace-character-count="1204"/>
    <meta:template xlink:type="simple" xlink:actuate="onRequest" xlink:title="" xlink:href="../../OTErYhWg08tKvpiP/Vereinbarung_Restförderung.odt/Normal.dotm"/>
  </office:meta>
</office:document-meta>
</file>